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D6E6908967F0CD4D2F.png" manifest:media-type="image/png"/>
  <manifest:file-entry manifest:full-path="Pictures/10001A8F0000160F00001625A4203AC086B253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7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693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Hack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7" style:family="paragraph">
      <style:text-properties style:font-name="Hack"/>
    </style:style>
    <style:style style:name="P8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T1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0.425cm" svg:y="4.8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3.753cm" svg:y="6.752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3.782cm" svg:y="7.068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3.544cm" svg:y="7.311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3.249cm" svg:y="7.431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2.937cm" svg:y="7.458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2.638cm" svg:y="7.436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2.36cm" svg:y="7.55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2.052cm" svg:y="7.607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1.774cm" svg:y="7.458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1.535cm" svg:y="7.406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1.231cm" svg:y="7.508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0.924cm" svg:y="7.42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0.69cm" svg:y="7.221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0.613cm" svg:y="6.946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0.453cm" svg:y="6.69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0.294cm" svg:y="6.442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0.257cm" svg:y="6.143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0.279cm" svg:y="5.842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0.439cm" svg:y="5.636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0.664cm" svg:y="5.42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0.672cm" svg:y="5.116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0.853cm" svg:y="4.958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1.155cm" svg:y="4.933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1.458cm" svg:y="4.961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1.671cm" svg:y="4.808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1.895cm" svg:y="4.683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2.209cm" svg:y="4.675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2.495cm" svg:y="4.736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2.727cm" svg:y="4.93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2.937cm" svg:y="5.017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3.252cm" svg:y="5.019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3.542cm" svg:y="5.09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3.79cm" svg:y="5.261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3.832cm" svg:y="5.559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3.843cm" svg:y="5.786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4.028cm" svg:y="6.036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4.04cm" svg:y="6.35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3.818cm" svg:y="6.603cm" svg:viewBox="0 0 235 186" svg:d="M235 54c-26 26-56 51-90 73s-73 42-117 59l-14-36-14-36c38-15 73-32 103-52 29-19 54-39 76-62l28 27z">
            <text:p/>
          </draw:path>
        </draw:g>
        <draw:line draw:style-name="gr3" draw:text-style-name="P3" draw:layer="layout" svg:x1="7.425cm" svg:y1="9.8cm" svg:x2="7.675cm" svg:y2="6.675cm">
          <text:p/>
        </draw:line>
        <draw:line draw:style-name="gr4" draw:text-style-name="P4" draw:layer="layout" svg:x1="8.675cm" svg:y1="6.425cm" svg:x2="10.55cm" svg:y2="6.425cm">
          <text:p/>
        </draw:line>
        <draw:line draw:style-name="gr4" draw:text-style-name="P4" draw:layer="layout" svg:x1="11.675cm" svg:y1="8.925cm" svg:x2="8.55cm" svg:y2="6.675cm">
          <text:p/>
        </draw:line>
        <draw:frame draw:style-name="gr5" draw:text-style-name="P6" draw:layer="layout" svg:width="2.534cm" svg:height="0.747cm" svg:x="11.05cm" svg:y="5.831cm">
          <draw:text-box>
            <text:p text:style-name="P5"><text:span text:style-name="T1">Internet</text:span></text:p>
          </draw:text-box>
        </draw:frame>
        <draw:line draw:style-name="gr3" draw:text-style-name="P3" draw:layer="layout" svg:x1="8.3cm" svg:y1="10.3cm" svg:x2="11.175cm" svg:y2="9.675cm">
          <text:p/>
        </draw:line>
        <draw:frame draw:style-name="gr6" draw:text-style-name="P3" draw:layer="layout" svg:width="2.862cm" svg:height="2.98cm" svg:x="6.699cm" svg:y="4.819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7" draw:text-style-name="P8" draw:layer="layout" svg:width="1.325cm" svg:height="0.988cm" svg:x="7.55cm" svg:y="6.112cm">
          <draw:text-box>
            <text:p text:style-name="P7"><text:span text:style-name="T2">R1</text:span></text:p>
          </draw:text-box>
        </draw:frame>
        <draw:frame draw:style-name="gr6" draw:text-style-name="P3" draw:layer="layout" svg:width="2.862cm" svg:height="2.98cm" svg:x="10.568cm" svg:y="7.942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7" draw:text-style-name="P8" draw:layer="layout" svg:width="1.325cm" svg:height="0.988cm" svg:x="11.419cm" svg:y="9.235cm">
          <draw:text-box>
            <text:p text:style-name="P7"><text:span text:style-name="T2">R3</text:span></text:p>
          </draw:text-box>
        </draw:frame>
        <draw:frame draw:style-name="gr6" draw:text-style-name="P3" draw:layer="layout" svg:width="2.862cm" svg:height="2.98cm" svg:x="6.099cm" svg:y="8.919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7" draw:text-style-name="P8" draw:layer="layout" svg:width="1.325cm" svg:height="0.988cm" svg:x="6.95cm" svg:y="10.212cm">
          <draw:text-box>
            <text:p text:style-name="P7"><text:span text:style-name="T2">R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30T10:40:04.813109741</dc:date>
    <meta:editing-duration>PT6H57M6S</meta:editing-duration>
    <meta:editing-cycles>20</meta:editing-cycles>
    <meta:generator>LibreOffice/5.0.3.1$Linux_X86_64 LibreOffice_project/00m0$Build-1</meta:generator>
    <meta:document-statistic meta:object-count="51"/>
  </office:meta>
</office:document-meta>
</file>